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CalcSheet.xml" manifest:media-type="text/xml"/>
  <manifest:file-entry manifest:full-path="Basic/Standard/script-lb.xml" manifest:media-type="text/xml"/>
  <manifest:file-entry manifest:full-path="Basic/CelOpLib/Position.xml" manifest:media-type="text/xml"/>
  <manifest:file-entry manifest:full-path="Basic/CelOpLib/calcPosition.xml" manifest:media-type="text/xml"/>
  <manifest:file-entry manifest:full-path="Basic/CelOpLib/script-lb.xml" manifest:media-type="text/xml"/>
  <manifest:file-entry manifest:full-path="Basic/script-lc.xml" manifest:media-type="text/xml"/>
  <manifest:file-entry manifest:full-path="settings.xml" manifest:media-type="text/xml"/>
  <manifest:file-entry manifest:full-path="Dialogs/Standard/dialog-lb.xml" manifest:media-type="text/xml"/>
  <manifest:file-entry manifest:full-path="Dialogs/CelOpLib/dialog-lb.xml" manifest:media-type="text/xml"/>
  <manifest:file-entry manifest:full-path="Dialogs/dialog-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fo:font-size="10pt"/>
    </style:style>
    <style:style style:name="P1" style:family="paragraph">
      <style:paragraph-properties fo:text-align="center"/>
    </style:style>
  </office:automatic-styles>
  <office:body>
    <office:spreadsheet>
      <table:calculation-settings table:automatic-find-labels="false" table:use-regular-expressions="false" table:use-wildcards="true"/>
      <table:table table:name="Sheet1"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1" form:id="control1" form:label="Push Butto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alcSheet.Calc?language=Basic&amp;location=document" xlink:type="simple"/>
              </office:event-listeners>
            </form:button>
          </form:form>
        </office:forms>
        <table:shapes>
          <draw:control draw:z-index="0" draw:name="Control 1" draw:text-style-name="P1" svg:width="1.7854in" svg:height="0.3634in" svg:x="6.4776in" svg:y="0.522in" draw:control="control1"/>
        </table:shapes>
        <table:table-column table:style-name="co1" table:number-columns-repeated="7" table:default-cell-style-name="Default"/>
        <table:table-row table:style-name="ro1">
          <table:table-cell table:number-columns-repeated="7"/>
        </table:table-row>
        <table:table-row table:style-name="ro1">
          <table:table-cell office:value-type="string" calcext:value-type="string">
            <text:p>Date</text:p>
          </table:table-cell>
          <table:table-cell office:value-type="string" calcext:value-type="string">
            <text:p>Label</text:p>
          </table:table-cell>
          <table:table-cell office:value-type="string" calcext:value-type="string">
            <text:p>Asset</text:p>
          </table:table-cell>
          <table:table-cell office:value-type="string" calcext:value-type="string">
            <text:p>Passive</text:p>
          </table:table-cell>
          <table:table-cell table:number-columns-repeated="2"/>
          <table:table-cell office:value-type="string" calcext:value-type="string">
            <text:p>My sum</text:p>
          </table:table-cell>
        </table:table-row>
        <table:table-row table:style-name="ro1">
          <table:table-cell office:value-type="string" calcext:value-type="string">
            <text:p><text:s/></text:p>
          </table:table-cell>
          <table:table-cell office:value-type="string" calcext:value-type="string">
            <text:p>Test1</text:p>
          </table:table-cell>
          <table:table-cell office:value-type="float" office:value="29.23" calcext:value-type="float">
            <text:p>29.23</text:p>
          </table:table-cell>
          <table:table-cell office:value-type="float" office:value="2" calcext:value-type="float">
            <text:p>2</text:p>
          </table:table-cell>
          <table:table-cell/>
          <table:table-cell office:value-type="string" calcext:value-type="string">
            <text:p>Asset sum</text:p>
          </table:table-cell>
          <table:table-cell table:style-name="ce2" office:value-type="float" office:value="66.19" calcext:value-type="float">
            <text:p>66.19</text:p>
          </table:table-cell>
        </table:table-row>
        <table:table-row table:style-name="ro1">
          <table:table-cell/>
          <table:table-cell office:value-type="string" calcext:value-type="string">
            <text:p>Test2</text:p>
          </table:table-cell>
          <table:table-cell office:value-type="string" calcext:value-type="string">
            <text:p>_</text:p>
          </table:table-cell>
          <table:table-cell office:value-type="float" office:value="3" calcext:value-type="float">
            <text:p>3</text:p>
          </table:table-cell>
          <table:table-cell/>
          <table:table-cell office:value-type="string" calcext:value-type="string">
            <text:p>Passive sum</text:p>
          </table:table-cell>
          <table:table-cell table:style-name="ce2" office:value-type="float" office:value="-10.12" calcext:value-type="float">
            <text:p>-10.12</text:p>
          </table:table-cell>
        </table:table-row>
        <table:table-row table:style-name="ro1">
          <table:table-cell/>
          <table:table-cell office:value-type="string" calcext:value-type="string">
            <text:p>Test3</text:p>
          </table:table-cell>
          <table:table-cell office:value-type="float" office:value="0.3" calcext:value-type="float">
            <text:p>0.3</text:p>
          </table:table-cell>
          <table:table-cell office:value-type="string" calcext:value-type="string">
            <text:p>_</text:p>
          </table:table-cell>
          <table:table-cell/>
          <table:table-cell office:value-type="string" calcext:value-type="string">
            <text:p><text:s/></text:p>
          </table:table-cell>
          <table:table-cell/>
        </table:table-row>
        <table:table-row table:style-name="ro1">
          <table:table-cell/>
          <table:table-cell office:value-type="string" calcext:value-type="string">
            <text:p>Test4</text:p>
          </table:table-cell>
          <table:table-cell office:value-type="string" calcext:value-type="string">
            <text:p>_</text:p>
          </table:table-cell>
          <table:table-cell office:value-type="float" office:value="5.12" calcext:value-type="float">
            <text:p>5.12</text:p>
          </table:table-cell>
          <table:table-cell/>
          <table:table-cell office:value-type="string" calcext:value-type="string">
            <text:p>Sums</text:p>
          </table:table-cell>
          <table:table-cell table:style-name="ce2" office:value-type="float" office:value="56.07" calcext:value-type="float">
            <text:p>56.07</text:p>
          </table:table-cell>
        </table:table-row>
        <table:table-row table:style-name="ro1">
          <table:table-cell/>
          <table:table-cell office:value-type="string" calcext:value-type="string">
            <text:p>Test5</text:p>
          </table:table-cell>
          <table:table-cell office:value-type="string" calcext:value-type="string">
            <text:p>_</text:p>
          </table:table-cell>
          <table:table-cell table:number-columns-repeated="4"/>
        </table:table-row>
        <table:table-row table:style-name="ro1">
          <table:table-cell/>
          <table:table-cell office:value-type="string" calcext:value-type="string">
            <text:p>Test6</text:p>
          </table:table-cell>
          <table:table-cell office:value-type="float" office:value="12" calcext:value-type="float">
            <text:p>12</text:p>
          </table:table-cell>
          <table:table-cell table:number-columns-repeated="4"/>
        </table:table-row>
        <table:table-row table:style-name="ro1">
          <table:table-cell/>
          <table:table-cell office:value-type="string" calcext:value-type="string">
            <text:p>Test7</text:p>
          </table:table-cell>
          <table:table-cell office:value-type="float" office:value="5.1" calcext:value-type="float">
            <text:p>5.1</text:p>
          </table:table-cell>
          <table:table-cell table:number-columns-repeated="4"/>
        </table:table-row>
        <table:table-row table:style-name="ro1">
          <table:table-cell/>
          <table:table-cell office:value-type="string" calcext:value-type="string">
            <text:p>Test8</text:p>
          </table:table-cell>
          <table:table-cell office:value-type="float" office:value="4.56" calcext:value-type="float">
            <text:p>4.56</text:p>
          </table:table-cell>
          <table:table-cell table:number-columns-repeated="4"/>
        </table:table-row>
        <table:table-row table:style-name="ro1">
          <table:table-cell/>
          <table:table-cell office:value-type="string" calcext:value-type="string">
            <text:p>Test9</text:p>
          </table:table-cell>
          <table:table-cell office:value-type="float" office:value="12" calcext:value-type="float">
            <text:p>12</text:p>
          </table:table-cell>
          <table:table-cell table:number-columns-repeated="4"/>
        </table:table-row>
        <table:table-row table:style-name="ro1">
          <table:table-cell/>
          <table:table-cell office:value-type="string" calcext:value-type="string">
            <text:p>Test10</text:p>
          </table:table-cell>
          <table:table-cell office:value-type="float" office:value="3" calcext:value-type="float">
            <text:p>3</text:p>
          </table:table-cell>
          <table:table-cell table:number-columns-repeated="2"/>
          <table:table-cell office:value-type="string" calcext:value-type="string">
            <text:p><text:s/></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1T02:21:15.994635342</meta:creation-date>
    <dc:date>2023-01-18T08:24:40.718016690</dc:date>
    <meta:editing-duration>P4DT23H1M22S</meta:editing-duration>
    <meta:editing-cycles>859</meta:editing-cycles>
    <meta:generator>LibreOffice/7.4.2.3$MacOSX_X86_64 LibreOffice_project/382eef1f22670f7f4118c8c2dd222ec7ad009daf</meta:generator>
    <meta:document-statistic meta:table-count="1" meta:cell-count="38" meta:object-count="1"/>
  </office:meta>
</office:document-meta>
</file>

<file path=Basic/CelOpLib/Position.xml><?xml version="1.0" encoding="utf-8"?>
<!DOCTYPE module  PUBLIC '-//OpenOffice.org//DTD OfficeDocument 1.0//EN'  'module.dtd'>
<script:module xmlns:script="http://openoffice.org/2000/script" script:name="Position" script:language="StarBasic" script:moduleType="normal">REM  *****  BASIC  *****

REM Within a given Sheet find the first occurence of a string 
REM and returns cell address
Function FindAddress(Sheet As Object, str As String) As Object
	Dim Doc, Descript, Targ As Object

	Descript = Sheet.createSearchDescriptor
	Descript.SearchRegularExpression = True
	Descript.SearchString = str REM "Asset"
	Targ = Sheet.FindFirst(Descript)
	FindAddress = Targ.CellAddress
End Function
</script:module>
</file>

<file path=Basic/CelOpLib/calcPosition.xml><?xml version="1.0" encoding="utf-8"?>
<!DOCTYPE module  PUBLIC '-//OpenOffice.org//DTD OfficeDocument 1.0//EN'  'module.dtd'>
<script:module xmlns:script="http://openoffice.org/2000/script" script:name="calcPosition" script:language="StarBasic" script:moduleType="normal">REM  *****  BASIC  *****
REM ----------------------------------------------------------------------
REM Created By :  Sébastien Dorey
REM File Name : CalcTest2.ods
REM Creation Date : 2023-01-02 11:34:06
REM Last Modified : 2023-01-18 08:16:32
REM Email Address : sebastien.dorey@laposte.net
REM Version : 0.0.0.1
REM Licene:
REM   Permission is granted to copy, distribute, and/or modify this document under the terms of the Creative Commons Attribution-NonCommercial 3.0 
REM   Unported License, which is available at http: //creativecommons.org/licenses/by- nc/3.0/.
REM Purpose :
rem
REM ----------------------------------------------------------------------

Option VBASupport 1
Option Explicit

REM We define the structure that will ontains data to accelerate calculus process
Public Type TCelPos
	descMySheet As Object			REM Memory that contains: Descriptor of the current sheet
	sheetStringByName As String		REM Memory that contains: Sheet name
	sheetCelName As String			REM Memory that contains: Sheet cell name
	cellAddress As Object			REM Memory that contains: Cell address descriptor
	Col As Double					REM Memory that contains: Column cell coordinate
	Row As Double					REM Memory that contains: Row cell ccordinate
	maxRow As Double				REM Memory that contains: Maximum row to calc
End Type

REM We don't process calculus but create a structure that contains vital values for our calculus
Function ReturnsPosition(sheetStringByName As String, strColByName As String) As Object
    On Local Error GoTo ErrorUnidentifiedCharacter	REM Error to raise in case of an error meet in the cell

	Dim oCell, oSheet As Object						REM Memory that contains the descriptors used to make final calculus
	Dim myCelPos As New TCelPos						REM Memory that contains the pointer to gather info to help to calculate column
	Dim cellAddress As Object						REM Memory that contains value
	Dim i, k As Integer 							REM Memory that contains counter
	Dim tc 											REM Memory that contains Type Cellule
	Dim st 											REM Memory that contains String Cellule
	Dim extra As String 							REM Memory that contains for error declaration    

	Dim sheets As Object							REM Memory that contains current sheets
	Dim sheet As Object								REM Memory that contains sheet by name desccriptor

	sheets = ThisComponent.Sheets					REM We get curent sheets descriptor
	sheet = sheets.getByName(sheetStringByName)		REM From shhets we get the sheet descriptor where we want to process calculus
	
	myCelPos = New TCelPos															REM We allocate object to old info where to process calculus
	myCelPos.SheetStringByName = sheetStringByName									REM Sheet string by name
	myCelPos.sheetCelName = strColByName											REM String column by name where calculus are made/processed from
	myCelPos.descMySheet =  sheet													REM Current sheet descriptor
	myCelPos.cellAddress = FindAddress(myCelPos.descMySheet,myCelPos.sheetCelName)	REM We find column that old strColByName
	myCelPos.Col = myCelPos.cellAddress.Column 										REM We have the colum of cell that old strColByName
	myCelPos.Row = myCelPos.cellAddress.Row 										REM We have the row  of cell that old strColByName

	If strComp(strColByName,"Asset") = 0 OR  strComp(strColByName,"Passive") = 0  OR  strComp(strColByName,"My sum") = 0 Then 
		myCelPos.Row = myCelPos.Row + 1 REM We have the row  of cell that old strColByName
	                        			REM  then go to next line to start addition
	Else
		myCelPos.Col = myCelPos.Col + 1  REM We have the Col  of cell that old strColByName
	                        			 REM  then go to next column
		ReturnsPosition = myCelPos		 REM We return value
		Exit Function
	End If
	
	i = myCelPos.Col 								REM We reset counter fo column
	k = myCelPos.Row 								REM We reset counter for lines

	st = sheet.getCellByPosition(i,k).String 		REM We get content of the cell
	tc = sheet.getCellByPosition(i,k).getType 		REM We get the type of the cell

rem		Dim ab As Object 

	Do While tc = 1 Or st = "_" 					REM we calculate max line (numbers opr "-" ok)
		k = k + 1 									REM We increment Row
		st = sheet.getCellByPosition(i,k).String  	REM We get content of the cell
		tc = sheet.getCellByPosition(i,k).getType 	REM We get the type of the cell
 	Loop
 	
												 	REM We need to check if the current cell contains an anomaly type not 1 or &lt;&gt; '_' character
	if tc &gt; 1 And st &lt;&gt; "_" then 					REM We raise an error if prerequisites not met
		extra = "This is an intended user-defined error unwanted format value. Current value is [" &amp; st &amp; "]"
		Err.Source = sheet.getCellByPosition(i,k).AbsoluteName
		Err.Raise(4096, Description:=extra, Error(4096))
	end if	
	myCelPos.maxRow = k								REM We record max row within one column
	ReturnsPosition = myCelPos						REM We return structure filled!
    Exit Function
    REM ------------------------------------------------------------------
ErrorUnidentifiedCharacter:
	Dim errTitle As String 							REM Memory that contains error message
    
    errTitle = "Error "&amp; Err &amp;" at line "&amp; Erl &amp;" in "_
    				&amp; Err.Source					REM We declare error string message
    MsgBox Err.Description, MB_ICONEXCLAMATION, _
    				errTitle						REM We print in a message box error message 
	Exit Function
End Function

REM We calculate the summup of a given column
Sub ColumnSummup(celPos As Object,sheetStringByName As String, strColByName As String, strRes As String)
	Dim x As Double 										 REM Memory that contains summup column value from celPos.Row to celPos.maxRow
	Dim i as Integer 										 REM Memory that contains current Row
	Dim u As Double 										 REM Memory that contains the cell value from tuple (Column,Row)
	Dim oCell, oSheet As Object 							 REM Memory that contains descriptors

	x = 0 													 REM Summup of Asset and Posive columns after respective summups												 REM Memory that contains the sum of the given column
	i = celPos.Row 											 REM Initialise current Row
	oSheet = celPos.descMySheet 							 REM Descriptor Sheet where everything will occurs

 	Do While i &lt; celPos.maxRow
		u = oSheet.getCellByPosition(celPos.Col,i).value 	 REM We get value from cell (cellAddress.column,i)
		x = u + x										 	 REM We add value to previous value
		i = i + 1 										 	 REM Increments to next Row in Col within table
	Loop
														 	 REM We will add Asset and Passive Columns after the respctive summup
	celPos = ReturnsPosition(sheetStringByName,strRes)  	 REM Info regarding positioning s.a tuple (line,column values) on Sheet name, Column name 
	oCell = oSheet.getCellByPosition(celPos.Col,celPos.Row)  REM Positioning Col, Row to get cell descriptor

	If strComp(strColByName,"Passive") = 0 Then				 REM According to Column name we set the final value fo the final summup
		oCell.CharHeight = 10
		oCell.value = -x									 REM If passive we revert value and put it in a gicen name cell
	Else
		oCell.CharHeight = 10
 		oCell.value = x										 REM  If not passive we revert value and put it in a gicen name cell
	End if
End Sub
</script:module>
</file>

<file path=Basic/CelOpLib/script-lb.xml><?xml version="1.0" encoding="utf-8"?>
<!DOCTYPE library  PUBLIC '-//OpenOffice.org//DTD OfficeDocument 1.0//EN'  'library.dtd'>
<library:library xmlns:library="http://openoffice.org/2000/library" library:name="CelOpLib" library:readonly="false" library:passwordprotected="false">
  <library:element library:name="Position"/>
  <library:element library:name="calcPosition"/>
</library:library>
</file>

<file path=Basic/Standard/CalcSheet.xml><?xml version="1.0" encoding="utf-8"?>
<!DOCTYPE module  PUBLIC '-//OpenOffice.org//DTD OfficeDocument 1.0//EN'  'module.dtd'>
<script:module xmlns:script="http://openoffice.org/2000/script" script:name="CalcSheet" script:language="StarBasic" script:moduleType="normal">REM ----------------------------------------------------------------------
REM Created By :  Sébastien Dorey
REM File Name : CalcTest2.ods
REM Creation Date : 2023-01-01 10:43:28
REM Last Modified : 2023-01-18 08:17:35
REM Email Address : sebastien.dorey@laposte.net
REM Version : 0.0.0.1
REM Licene:
REM   Permission is granted to copy, distribute, and/or modify this document under the terms of the Creative Commons Attribution-NonCommercial 3.0 
REM   Unported License, which is available at http: //creativecommons.org/licenses/by- nc/3.0/.
REM Purpose :
REM
REM ----------------------------------------------------------------------

Option VBASupport 1
Option Explicit

REM Sum for one sheet
Sub MaSomme(sheetStringByName As String, strColByName As String,strRes As String)
	BasicLibraries.loadLibrary("CelOpLib") 					 REM We load Library CelOpLib
    On Local Error GoTo ErrorRaised 						 REM We decklare one error
	Dim celPos As Object 									 REM Memory that contains info regarding the cell from where calculus will start

	celPos = ReturnsPosition(sheetStringByName,strColByName) REM Info regarding positioning s.a tuple (line,column values) on Sheet name, Column name
	ColumnSummup celPos,sheetStringByName,strColByName, _
										strRes				 REM Summup of the column and write it in 
    Exit Sub
    REM --------------------------------------------------------------
ErrorRaised: 												 REM If an error os raised we manage this error
	Dim errTitle As String									 REM Memory that contains: message eror
	
    errTitle = "Error " &amp; Err &amp; " at line " &amp; Erl &amp;" in " _
    				&amp; Err.Source						 	 REM Format error message to be
    MsgBox Err.Description, MB_ICONEXCLAMATION, errTitle	 REM Printed in a message box
    Exit Sub
End Sub REM 

REM Sum within one sheet
Sub CalcSheet(mySheet 	as String)
	MaSomme mySheet,"Asset","Asset sum" 			REM Calculus Column named Asset
	MaSomme mySheet,"Passive","Passive sum"			REM Calculus Column named Passive
	MaSomme mySheet,"My sum","Sums"					REM Calculus Column named Asset - Passive
End Sub

REM Start summup with one sheet
Sub Calc()
	CalcSheet("Sheet1")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alcShee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elOpLib" library:link="false"/>
</library:libraries>
</file>

<file path=Dialogs/CelOpLib/dialog-lb.xml><?xml version="1.0" encoding="utf-8"?>
<!DOCTYPE library  PUBLIC '-//OpenOffice.org//DTD OfficeDocument 1.0//EN'  'library.dtd'>
<library:library xmlns:library="http://openoffice.org/2000/library" library:name="CelOpLib"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elOpLib" library:link="false"/>
</library:libraries>
</file>